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5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Wednesday Morning/</text:p>
      <text:p text:style-name="P3">Feb 15[/ inserted by author]94/</text:p>
      <text:p text:style-name="P2">My dear Father,/</text:p>
      <text:p text:style-name="P2"><text:tab/>This morning/ at 7.30 Leon left us for Kansas/ City. <text:s/>He seemed much affected/ by what had been done for/ him and I believe that/ he will make an effort to/ be upright we have no/ regret that we took him,/ but on the contrary, we feel/ sure that his visit will do/ much to put him on the/ right path. <text:s/>Last night/ he signed a note to you/</text:p>
      <text:p text:style-name="P2"/>
      <text:p text:style-name="P2">[Page 2]</text:p>
      <text:p text:style-name="P2">for $500. <text:s/>That pays all/ his debts, his ticket gives him clothes/ to start with and leaves him/ about $22 to take to Kansas/ City. <text:s/>I hardly suppose/ you want to see the items/ of which I have a full/ list. <text:s/>Manuel has already/ provided for the settlement/ of most of his debts, and/ he will attend to the/ others as soon as he/ hears from you. <text:s/>He will/ also send you the note/ and you will for/</text:p>
      <text:p text:style-name="P2"><text:soft-page-break/>[Page 3]</text:p>
      <text:p text:style-name="P2">the purpose of making a suitable codicil/ To the latter Leon has agreed. <text:s/>The codicil/ must be made, lest future creditors should/ claim the whole bequest. <text:s/>I trust however/ that this is the last trouble in this/ direction. <text:s/>Of course he may not/ succeed in getting a position for some/ time, then more money will be needed/ for which notes must be taken. <text:s/>But/ I hope for the best./</text:p>
      <text:p text:style-name="P2"><text:tab/>I am indeed sorry that you are so/</text:p>
      <text:p text:style-name="P2"/>
      <text:p text:style-name="P2">[Page 4]</text:p>
      <text:p text:style-name="P2">neglectful of your health. <text:s/>That/ gives me much pain. <text:s/>I should/ be glad to hear that the/ era of funerals is over./ <text:s/>I send two little pictures taken/ by a photographer who seems to be interested in me./ <text:s/>If you think Mrs. Hyneman/ would care for one, give it/ to her./ <text:s/>With much love/ Your Nin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3:09:28.42</meta:creation-date>
    <meta:document-statistic meta:table-count="0" meta:image-count="0" meta:object-count="0" meta:page-count="3" meta:paragraph-count="72" meta:word-count="462" meta:character-count="2813"/>
    <dc:date>2011-12-20T13:16:54.46</dc:date>
    <dc:creator>Penn Libraries</dc:creator>
    <meta:editing-duration>PT00H07M26S</meta:editing-duration>
    <meta:editing-cycles>1</meta:editing-cycles>
    <meta:generator>OpenOffice.org/3.2$Win32 OpenOffice.org_project/320m12$Build-9483</meta:generator>
  </office:meta>
</office:document-meta>
</file>